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2ea6"/>
    </style:style>
    <style:style style:name="T1" style:family="text">
      <style:text-properties officeooo:rsid="000b2ea6"/>
    </style:style>
    <style:style style:name="T2" style:family="text">
      <style:text-properties officeooo:rsid="000bc1b7"/>
    </style:style>
    <style:style style:name="T3" style:family="text">
      <style:text-properties officeooo:rsid="000c7f2a"/>
    </style:style>
    <style:style style:name="T4" style:family="text">
      <style:text-properties officeooo:rsid="000dedc2"/>
    </style:style>
    <style:style style:name="T5" style:family="text">
      <style:text-properties officeooo:rsid="000e3a58"/>
    </style:style>
    <style:style style:name="T6" style:family="text">
      <style:text-properties officeooo:rsid="000e4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ля компиляции кода установите </text:span><text:span text:style-name="T2">утилиту C</text:span><text:span text:style-name="T3">M</text:span><text:span text:style-name="T2">ake. </text:span><text:span text:style-name="T4">Дальше </text:span><text:span text:style-name="T6">выполните в терминале “</text:span>cmake .”. <text:span text:style-name="T6">команда должна выполняться в корне проек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1:22:46.576711282</meta:creation-date>
    <dc:date>2026-02-01T21:27:10.651294767</dc:date>
    <meta:editing-duration>PT4M2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8" meta:character-count="129" meta:non-whitespace-character-count="112"/>
  </office:meta>
</office:document-meta>
</file>